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file/W0XMJJV1orBsZNgImRvtMx/Books-on-the-Go?node-id=0%3A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16:06:35.631000000</meta:creation-date>
    <dc:date>2021-07-22T16:06:56.601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79" meta:non-whitespace-character-count="79"/>
    <meta:generator>LibreOffice/7.1.0.3$Windows_X86_64 LibreOffice_project/f6099ecf3d29644b5008cc8f48f42f4a40986e4c</meta:generator>
  </office:meta>
</office:document-meta>
</file>